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a8b" officeooo:paragraph-rsid="001f5a8b"/>
    </style:style>
    <style:style style:name="P2" style:family="paragraph" style:parent-style-name="Standard">
      <style:text-properties officeooo:rsid="0020b99a" officeooo:paragraph-rsid="0020b99a"/>
    </style:style>
    <style:style style:name="P3" style:family="paragraph" style:parent-style-name="Standard">
      <style:text-properties officeooo:rsid="0028b318" officeooo:paragraph-rsid="0028b318"/>
    </style:style>
    <style:style style:name="P4" style:family="paragraph" style:parent-style-name="Standard">
      <style:text-properties officeooo:rsid="002eca48" officeooo:paragraph-rsid="002ec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&gt; create database mca;</text:p>
      <text:p text:style-name="P2">Query OK, 1 row affected (0.00 sec)</text:p>
      <text:p text:style-name="P2"/>
      <text:p text:style-name="P2">mysql&gt; use mca;</text:p>
      <text:p text:style-name="P2">Database changed</text:p>
      <text:p text:style-name="P2">mysql&gt; create table student (rollno int(11),name varchar(20),age int(5),course varchar(20),year varchar(8));</text:p>
      <text:p text:style-name="P2">Query OK, 0 rows affected (0.27 sec)</text:p>
      <text:p text:style-name="P2"/>
      <text:p text:style-name="P2">mysql&gt; desc student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rollno | int(11) <text:s text:c="4"/>| YES <text:s/>| <text:s text:c="4"/>| NULL <text:s text:c="3"/>| <text:s text:c="6"/>|</text:p>
      <text:p text:style-name="P2">| name <text:s text:c="2"/>| varchar(20) | YES <text:s/>| <text:s text:c="4"/>| NULL <text:s text:c="3"/>| <text:s text:c="6"/>|</text:p>
      <text:p text:style-name="P2">| age <text:s text:c="3"/>| int(5) <text:s text:c="5"/>| YES <text:s/>| <text:s text:c="4"/>| NULL <text:s text:c="3"/>| <text:s text:c="6"/>|</text:p>
      <text:p text:style-name="P2">| course | varchar(20) | YES <text:s/>| <text:s text:c="4"/>| NULL <text:s text:c="3"/>| <text:s text:c="6"/>|</text:p>
      <text:p text:style-name="P2">| year <text:s text:c="2"/>| varchar(8) <text:s/>| YES <text:s/>| <text:s text:c="4"/>| NULL <text:s text:c="3"/>| <text:s text:c="6"/>|</text:p>
      <text:p text:style-name="P2">+--------+-------------+------+-----+---------+-------+</text:p>
      <text:p text:style-name="P2">5 rows in set (0.00 sec)</text:p>
      <text:p text:style-name="P2"/>
      <text:p text:style-name="P2">mysql&gt; commit;</text:p>
      <text:p text:style-name="P2">Query OK, 0 rows affected (0.00 sec)</text:p>
      <text:p text:style-name="P2"/>
      <text:p text:style-name="P2">mysql&gt; alter table student add mark int(5);</text:p>
      <text:p text:style-name="P2">Query OK, 0 rows affected (0.53 sec)</text:p>
      <text:p text:style-name="P2">Records: 0 <text:s/>Duplicates: 0 <text:s/>Warnings: 0</text:p>
      <text:p text:style-name="P2"/>
      <text:p text:style-name="P2">mysql&gt; desc student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rollno | int(11) <text:s text:c="4"/>| YES <text:s/>| <text:s text:c="4"/>| NULL <text:s text:c="3"/>| <text:s text:c="6"/>|</text:p>
      <text:p text:style-name="P2">| name <text:s text:c="2"/>| varchar(20) | YES <text:s/>| <text:s text:c="4"/>| NULL <text:s text:c="3"/>| <text:s text:c="6"/>|</text:p>
      <text:p text:style-name="P2">| age <text:s text:c="3"/>| int(5) <text:s text:c="5"/>| YES <text:s/>| <text:s text:c="4"/>| NULL <text:s text:c="3"/>| <text:s text:c="6"/>|</text:p>
      <text:p text:style-name="P2">| course | varchar(20) | YES <text:s/>| <text:s text:c="4"/>| NULL <text:s text:c="3"/>| <text:s text:c="6"/>|</text:p>
      <text:p text:style-name="P2">| year <text:s text:c="2"/>| varchar(8) <text:s/>| YES <text:s/>| <text:s text:c="4"/>| NULL <text:s text:c="3"/>| <text:s text:c="6"/>|</text:p>
      <text:p text:style-name="P2">| mark <text:s text:c="2"/>| int(5) <text:s text:c="5"/>| YES <text:s/>| <text:s text:c="4"/>| NULL <text:s text:c="3"/>| <text:s text:c="6"/>|</text:p>
      <text:p text:style-name="P2">+--------+-------------+------+-----+---------+-------+</text:p>
      <text:p text:style-name="P2">6 rows in set (0.03 sec)</text:p>
      <text:p text:style-name="P2"/>
      <text:p text:style-name="P2">mysql&gt; commit;</text:p>
      <text:p text:style-name="P2">Query OK, 0 rows affected (0.00 sec)</text:p>
      <text:p text:style-name="P2"/>
      <text:p text:style-name="P2">mysql&gt; insert into <text:s/>student values(1,'annmariya',22,'mca',2023,58);</text:p>
      <text:p text:style-name="P2">Query OK, 1 row affected (0.05 sec)</text:p>
      <text:p text:style-name="P2"/>
      <text:p text:style-name="P2">mysql&gt; insert into <text:s/>student values(2,'anu',21,'mba',2022,60);</text:p>
      <text:p text:style-name="P2">Query OK, 1 row affected (0.04 sec)</text:p>
      <text:p text:style-name="P2"/>
      <text:p text:style-name="P2">mysql&gt; alter table student rename column mark to totalmark;</text:p>
      <text:p text:style-name="P2"><text:soft-page-break/>ERROR 1064 (42000): You have an error in your SQL syntax; check the manual that corresponds to your MySQL server version for the right syntax to use near 'column mark to totalmark' at line 1</text:p>
      <text:p text:style-name="P2"/>
      <text:p text:style-name="P2">mysql&gt; desc student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rollno | int(11) <text:s text:c="4"/>| YES <text:s/>| <text:s text:c="4"/>| NULL <text:s text:c="3"/>| <text:s text:c="6"/>|</text:p>
      <text:p text:style-name="P2">| name <text:s text:c="2"/>| varchar(20) | YES <text:s/>| <text:s text:c="4"/>| NULL <text:s text:c="3"/>| <text:s text:c="6"/>|</text:p>
      <text:p text:style-name="P2">| age <text:s text:c="3"/>| int(5) <text:s text:c="5"/>| YES <text:s/>| <text:s text:c="4"/>| NULL <text:s text:c="3"/>| <text:s text:c="6"/>|</text:p>
      <text:p text:style-name="P2">| course | varchar(20) | YES <text:s/>| <text:s text:c="4"/>| NULL <text:s text:c="3"/>| <text:s text:c="6"/>|</text:p>
      <text:p text:style-name="P2">| year <text:s text:c="2"/>| varchar(8) <text:s/>| YES <text:s/>| <text:s text:c="4"/>| NULL <text:s text:c="3"/>| <text:s text:c="6"/>|</text:p>
      <text:p text:style-name="P2">| mark <text:s text:c="2"/>| int(5) <text:s text:c="5"/>| YES <text:s/>| <text:s text:c="4"/>| NULL <text:s text:c="3"/>| <text:s text:c="6"/>|</text:p>
      <text:p text:style-name="P2">+--------+-------------+------+-----+---------+-------+</text:p>
      <text:p text:style-name="P2">6 rows in set (0.00 sec)</text:p>
      <text:p text:style-name="P2"/>
      <text:p text:style-name="P2">mysql&gt; select * from student;</text:p>
      <text:p text:style-name="P2">+--------+-----------+------+--------+------+------+</text:p>
      <text:p text:style-name="P2">| rollno | name <text:s text:c="5"/>| age <text:s/>| course | year | mark |</text:p>
      <text:p text:style-name="P2">+--------+-----------+------+--------+------+------+</text:p>
      <text:p text:style-name="P2">| <text:s text:c="5"/>1 | annmariya | <text:s text:c="2"/>22 | mca <text:s text:c="3"/>| 2023 | <text:s text:c="2"/>58 |</text:p>
      <text:p text:style-name="P2">| <text:s text:c="5"/>2 | anu <text:s text:c="6"/>| <text:s text:c="2"/>21 | mba <text:s text:c="3"/>| 2022 | <text:s text:c="2"/>60 |</text:p>
      <text:p text:style-name="P2">+--------+-----------+------+--------+------+------+</text:p>
      <text:p text:style-name="P2">2 rows in set (0.00 sec)</text:p>
      <text:p text:style-name="P2"/>
      <text:p text:style-name="P2">mysql&gt; truncate student;</text:p>
      <text:p text:style-name="P2">Query OK, 0 rows affected (0.19 sec)</text:p>
      <text:p text:style-name="P2"/>
      <text:p text:style-name="P2">mysql&gt; select * from student;</text:p>
      <text:p text:style-name="P2">Empty set (0.00 sec)</text:p>
      <text:p text:style-name="P3">mysql&gt; alter table student change mark totalmark int(5);</text:p>
      <text:p text:style-name="P3">Query OK, 0 rows affected (0.07 sec)</text:p>
      <text:p text:style-name="P3">Records: 0 <text:s/>Duplicates: 0 <text:s/>Warnings: 0</text:p>
      <text:p text:style-name="P3"/>
      <text:p text:style-name="P3">mysql&gt; desc student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rollno <text:s text:c="3"/>| int(11) <text:s text:c="4"/>| YES <text:s/>| <text:s text:c="4"/>| NULL <text:s text:c="3"/>| <text:s text:c="6"/>|</text:p>
      <text:p text:style-name="P3">| name <text:s text:c="5"/>| varchar(20) | YES <text:s/>| <text:s text:c="4"/>| NULL <text:s text:c="3"/>| <text:s text:c="6"/>|</text:p>
      <text:p text:style-name="P3">| age <text:s text:c="6"/>| int(5) <text:s text:c="5"/>| YES <text:s/>| <text:s text:c="4"/>| NULL <text:s text:c="3"/>| <text:s text:c="6"/>|</text:p>
      <text:p text:style-name="P3">| course <text:s text:c="3"/>| varchar(20) | YES <text:s/>| <text:s text:c="4"/>| NULL <text:s text:c="3"/>| <text:s text:c="6"/>|</text:p>
      <text:p text:style-name="P3">| year <text:s text:c="5"/>| varchar(8) <text:s/>| YES <text:s/>| <text:s text:c="4"/>| NULL <text:s text:c="3"/>| <text:s text:c="6"/>|</text:p>
      <text:p text:style-name="P3">| totalmark | int(5) <text:s text:c="5"/>| YES <text:s/>| <text:s text:c="4"/>| NULL <text:s text:c="3"/>| <text:s text:c="6"/>|</text:p>
      <text:p text:style-name="P3">+-----------+-------------+------+-----+---------+-------+</text:p>
      <text:p text:style-name="P3">6 rows in set (0.00 sec)</text:p>
      <text:p text:style-name="P4">mysql&gt; desc student;</text:p>
      <text:p text:style-name="P4">+-----------+-------------+------+-----+---------+-------+</text:p>
      <text:p text:style-name="P4">| Field <text:s text:c="4"/>| Type <text:s text:c="7"/>| Null | Key | Default | Extra |</text:p>
      <text:p text:style-name="P4">+-----------+-------------+------+-----+---------+-------+</text:p>
      <text:p text:style-name="P4">| rollno <text:s text:c="3"/>| int(11) <text:s text:c="4"/>| YES <text:s/>| <text:s text:c="4"/>| NULL <text:s text:c="3"/>| <text:s text:c="6"/>|</text:p>
      <text:p text:style-name="P4">| name <text:s text:c="5"/>| varchar(20) | YES <text:s/>| <text:s text:c="4"/>| NULL <text:s text:c="3"/>| <text:s text:c="6"/>|</text:p>
      <text:p text:style-name="P4"><text:soft-page-break/>| age <text:s text:c="6"/>| int(5) <text:s text:c="5"/>| YES <text:s/>| <text:s text:c="4"/>| NULL <text:s text:c="3"/>| <text:s text:c="6"/>|</text:p>
      <text:p text:style-name="P4">| course <text:s text:c="3"/>| varchar(20) | YES <text:s/>| <text:s text:c="4"/>| NULL <text:s text:c="3"/>| <text:s text:c="6"/>|</text:p>
      <text:p text:style-name="P4">| year <text:s text:c="5"/>| varchar(8) <text:s/>| YES <text:s/>| <text:s text:c="4"/>| NULL <text:s text:c="3"/>| <text:s text:c="6"/>|</text:p>
      <text:p text:style-name="P4">| totalmark | int(5) <text:s text:c="5"/>| YES <text:s/>| <text:s text:c="4"/>| NULL <text:s text:c="3"/>| <text:s text:c="6"/>|</text:p>
      <text:p text:style-name="P4">+-----------+-------------+------+-----+---------+-------+</text:p>
      <text:p text:style-name="P4">6 rows in set (0.00 sec)</text:p>
      <text:p text:style-name="P4"/>
      <text:p text:style-name="P4">mysql&gt; drop table student;</text:p>
      <text:p text:style-name="P4">Query OK, 0 rows affected (0.17 sec)</text:p>
      <text:p text:style-name="P4"/>
      <text:p text:style-name="P4">mysql&gt; desc student;</text:p>
      <text:p text:style-name="P4">ERROR 1146 (42S02): Table 'mca.student' doesn't exist</text:p>
      <text:p text:style-name="P4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14:06:27.553392053</meta:creation-date>
    <dc:date>2024-02-06T14:30:20.675745854</dc:date>
    <meta:editing-duration>PT23M5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806" meta:character-count="4622" meta:non-whitespace-character-count="3388"/>
  </office:meta>
</office:document-meta>
</file>